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 svg:font-family="'Adobe Garamond Pro 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Adobe Garamond Pro" officeooo:rsid="000a5649" officeooo:paragraph-rsid="000a5649"/>
    </style:style>
    <style:style style:name="P2" style:family="paragraph" style:parent-style-name="Standard">
      <style:paragraph-properties fo:text-align="justify" style:justify-single-word="false"/>
      <style:text-properties style:font-name="Adobe Garamond Pro" officeooo:rsid="0014cf7f" officeooo:paragraph-rsid="00202b5f"/>
    </style:style>
    <style:style style:name="P3" style:family="paragraph" style:parent-style-name="Standard">
      <style:paragraph-properties fo:text-align="justify" style:justify-single-word="false"/>
      <style:text-properties style:font-name="Adobe Garamond Pro" officeooo:rsid="004f896e" officeooo:paragraph-rsid="001f76bc"/>
    </style:style>
    <style:style style:name="P4" style:family="paragraph" style:parent-style-name="Standard">
      <style:paragraph-properties fo:text-align="justify" style:justify-single-word="false"/>
      <style:text-properties style:font-name="Adobe Garamond Pro" officeooo:rsid="000c7d87" officeooo:paragraph-rsid="0019bbdf"/>
    </style:style>
    <style:style style:name="P5" style:family="paragraph" style:parent-style-name="Standard">
      <style:paragraph-properties fo:text-align="justify" style:justify-single-word="false"/>
      <style:text-properties style:font-name="Adobe Garamond Pro" officeooo:rsid="001cadb0" officeooo:paragraph-rsid="00202b5f"/>
    </style:style>
    <style:style style:name="P6" style:family="paragraph" style:parent-style-name="Standard">
      <style:paragraph-properties fo:text-align="justify" style:justify-single-word="false"/>
      <style:text-properties style:font-name="Adobe Garamond Pro" officeooo:rsid="00512052" officeooo:paragraph-rsid="002208e0"/>
    </style:style>
    <style:style style:name="P7" style:family="paragraph" style:parent-style-name="Standard">
      <style:paragraph-properties fo:text-align="justify" style:justify-single-word="false"/>
      <style:text-properties style:font-name="Adobe Garamond Pro" officeooo:rsid="00512052" officeooo:paragraph-rsid="0023086c"/>
    </style:style>
    <style:style style:name="P8" style:family="paragraph" style:parent-style-name="Standard">
      <style:paragraph-properties fo:text-align="justify" style:justify-single-word="false"/>
      <style:text-properties style:font-name="Adobe Garamond Pro" officeooo:rsid="00512052" officeooo:paragraph-rsid="002601ee"/>
    </style:style>
    <style:style style:name="P9" style:family="paragraph" style:parent-style-name="Standard">
      <style:paragraph-properties fo:text-align="justify" style:justify-single-word="false"/>
      <style:text-properties style:font-name="Adobe Garamond Pro" officeooo:rsid="002601ee" officeooo:paragraph-rsid="002601ee"/>
    </style:style>
    <style:style style:name="P10" style:family="paragraph" style:parent-style-name="Standard">
      <style:paragraph-properties fo:text-align="justify" style:justify-single-word="false"/>
      <style:text-properties style:font-name="Adobe Garamond Pro" officeooo:rsid="002601ee" officeooo:paragraph-rsid="003badad"/>
    </style:style>
    <style:style style:name="P11" style:family="paragraph" style:parent-style-name="Standard">
      <style:paragraph-properties fo:text-align="justify" style:justify-single-word="false"/>
      <style:text-properties style:font-name="Adobe Garamond Pro" officeooo:rsid="002cd8a5" officeooo:paragraph-rsid="002cd8a5"/>
    </style:style>
    <style:style style:name="P12" style:family="paragraph" style:parent-style-name="Standard">
      <style:paragraph-properties fo:text-align="justify" style:justify-single-word="false"/>
      <style:text-properties style:font-name="Adobe Garamond Pro" officeooo:rsid="002b344e" officeooo:paragraph-rsid="002cd8a5"/>
    </style:style>
    <style:style style:name="P13" style:family="paragraph" style:parent-style-name="Standard">
      <style:paragraph-properties fo:text-align="justify" style:justify-single-word="false"/>
      <style:text-properties style:font-name="Adobe Garamond Pro" officeooo:rsid="002feadc" officeooo:paragraph-rsid="0031d4af"/>
    </style:style>
    <style:style style:name="P14" style:family="paragraph" style:parent-style-name="Standard">
      <style:paragraph-properties fo:text-align="justify" style:justify-single-word="false"/>
      <style:text-properties style:font-name="Adobe Garamond Pro" officeooo:rsid="0031d4af" officeooo:paragraph-rsid="0032941c"/>
    </style:style>
    <style:style style:name="P15" style:family="paragraph" style:parent-style-name="Standard">
      <style:paragraph-properties fo:text-align="justify" style:justify-single-word="false"/>
      <style:text-properties style:font-name="Adobe Garamond Pro" officeooo:rsid="0031d4af" officeooo:paragraph-rsid="0031d4af"/>
    </style:style>
    <style:style style:name="P16" style:family="paragraph" style:parent-style-name="Standard">
      <style:paragraph-properties fo:text-align="justify" style:justify-single-word="false"/>
      <style:text-properties style:font-name="Adobe Garamond Pro" officeooo:rsid="0032941c" officeooo:paragraph-rsid="0032941c"/>
    </style:style>
    <style:style style:name="P17" style:family="paragraph" style:parent-style-name="Standard">
      <style:paragraph-properties fo:text-align="justify" style:justify-single-word="false"/>
      <style:text-properties style:font-name="Adobe Garamond Pro" officeooo:rsid="0032941c" officeooo:paragraph-rsid="003fd576"/>
    </style:style>
    <style:style style:name="P18" style:family="paragraph" style:parent-style-name="Standard">
      <style:paragraph-properties fo:text-align="justify" style:justify-single-word="false"/>
      <style:text-properties style:font-name="Adobe Garamond Pro" officeooo:rsid="0035c937" officeooo:paragraph-rsid="0035c937"/>
    </style:style>
    <style:style style:name="P19" style:family="paragraph" style:parent-style-name="Standard">
      <style:paragraph-properties fo:text-align="justify" style:justify-single-word="false"/>
      <style:text-properties style:font-name="Adobe Garamond Pro" officeooo:rsid="0037684a" officeooo:paragraph-rsid="003b9200"/>
    </style:style>
    <style:style style:name="P20" style:family="paragraph" style:parent-style-name="Standard">
      <style:paragraph-properties fo:text-align="justify" style:justify-single-word="false"/>
      <style:text-properties style:font-name="Adobe Garamond Pro" officeooo:rsid="003b9200" officeooo:paragraph-rsid="003b9200"/>
    </style:style>
    <style:style style:name="P21" style:family="paragraph" style:parent-style-name="Standard">
      <style:paragraph-properties fo:text-align="justify" style:justify-single-word="false"/>
      <style:text-properties style:font-name="Adobe Garamond Pro" officeooo:rsid="003badad" officeooo:paragraph-rsid="003badad"/>
    </style:style>
    <style:style style:name="P22" style:family="paragraph" style:parent-style-name="Standard">
      <style:paragraph-properties fo:text-align="justify" style:justify-single-word="false"/>
      <style:text-properties style:font-name="Adobe Garamond Pro" officeooo:rsid="00410851" officeooo:paragraph-rsid="00436c6d"/>
    </style:style>
    <style:style style:name="P23" style:family="paragraph" style:parent-style-name="Standard">
      <style:paragraph-properties fo:text-align="justify" style:justify-single-word="false"/>
      <style:text-properties style:font-name="Adobe Garamond Pro" officeooo:rsid="00436c6d" officeooo:paragraph-rsid="00436c6d"/>
    </style:style>
    <style:style style:name="P24" style:family="paragraph" style:parent-style-name="Standard">
      <style:paragraph-properties fo:text-align="start" style:justify-single-word="false"/>
      <style:text-properties style:font-name="Adobe Garamond Pro" officeooo:rsid="004abaa8" officeooo:paragraph-rsid="004abaa8"/>
    </style:style>
    <style:style style:name="P25" style:family="paragraph" style:parent-style-name="Standard">
      <style:paragraph-properties fo:text-align="justify" style:justify-single-word="false"/>
      <style:text-properties style:font-name="Adobe Garamond Pro" officeooo:rsid="0055cc07" officeooo:paragraph-rsid="005432c9"/>
    </style:style>
    <style:style style:name="P26" style:family="paragraph" style:parent-style-name="Standard">
      <style:paragraph-properties fo:text-align="start" style:justify-single-word="false"/>
      <style:text-properties style:font-name="Adobe Garamond Pro" officeooo:rsid="0055cc07" officeooo:paragraph-rsid="005aa80d"/>
    </style:style>
    <style:style style:name="P27" style:family="paragraph" style:parent-style-name="Standard">
      <style:paragraph-properties fo:text-align="justify" style:justify-single-word="false"/>
      <style:text-properties style:font-name="Adobe Garamond Pro" officeooo:rsid="00571671" officeooo:paragraph-rsid="00571671"/>
    </style:style>
    <style:style style:name="P28" style:family="paragraph" style:parent-style-name="Standard">
      <style:paragraph-properties fo:text-align="start" style:justify-single-word="false"/>
      <style:text-properties style:font-name="Adobe Garamond Pro" officeooo:rsid="00571671" officeooo:paragraph-rsid="00571671"/>
    </style:style>
    <style:style style:name="P29" style:family="paragraph" style:parent-style-name="Standard">
      <style:paragraph-properties fo:text-align="justify" style:justify-single-word="false"/>
      <style:text-properties style:font-name="Adobe Garamond Pro" officeooo:rsid="00584ff6" officeooo:paragraph-rsid="00584ff6"/>
    </style:style>
    <style:style style:name="P30" style:family="paragraph" style:parent-style-name="Standard">
      <style:paragraph-properties fo:text-align="justify" style:justify-single-word="false"/>
      <style:text-properties style:font-name="Adobe Garamond Pro" officeooo:rsid="00584ff6" officeooo:paragraph-rsid="00571671"/>
    </style:style>
    <style:style style:name="P31" style:family="paragraph" style:parent-style-name="Standard">
      <style:paragraph-properties fo:text-align="center" style:justify-single-word="false"/>
      <style:text-properties style:font-name="Adobe Garamond Pro" officeooo:paragraph-rsid="00571671" style:font-name-complex="Adobe Garamond Pro"/>
    </style:style>
    <style:style style:name="P32" style:family="paragraph" style:parent-style-name="Standard">
      <style:paragraph-properties fo:text-align="center" style:justify-single-word="false"/>
      <style:text-properties style:font-name="Adobe Garamond Pro" officeooo:rsid="0047b909" officeooo:paragraph-rsid="00571671" style:font-name-complex="Adobe Garamond Pro"/>
    </style:style>
    <style:style style:name="P33" style:family="paragraph" style:parent-style-name="Standard">
      <style:paragraph-properties fo:text-align="center" style:justify-single-word="false"/>
      <style:text-properties style:font-name="Adobe Garamond Pro" officeooo:rsid="00571671" officeooo:paragraph-rsid="00571671" style:font-name-complex="Adobe Garamond Pro"/>
    </style:style>
    <style:style style:name="P34" style:family="paragraph" style:parent-style-name="Standard">
      <style:paragraph-properties fo:text-align="center" style:justify-single-word="false"/>
      <style:text-properties style:font-name="Adobe Garamond Pro" officeooo:rsid="00571671" officeooo:paragraph-rsid="005aa80d" style:font-name-complex="Adobe Garamond Pro"/>
    </style:style>
    <style:style style:name="P35" style:family="paragraph" style:parent-style-name="Standard">
      <style:paragraph-properties fo:text-align="end" style:justify-single-word="false"/>
      <style:text-properties officeooo:paragraph-rsid="00571671"/>
    </style:style>
    <style:style style:name="P36" style:family="paragraph" style:parent-style-name="Standard">
      <style:paragraph-properties fo:text-align="justify" style:justify-single-word="false"/>
      <style:text-properties style:font-name="Adobe Garamond Pro" officeooo:rsid="005bf339" officeooo:paragraph-rsid="005f991a"/>
    </style:style>
    <style:style style:name="P37" style:family="paragraph" style:parent-style-name="Standard">
      <style:paragraph-properties fo:text-align="justify" style:justify-single-word="false"/>
      <style:text-properties style:font-name="Adobe Garamond Pro" officeooo:rsid="005bf339" officeooo:paragraph-rsid="0061c469"/>
    </style:style>
    <style:style style:name="T1" style:family="text">
      <style:text-properties style:font-name="Adobe Garamond Pro Bold"/>
    </style:style>
    <style:style style:name="T2" style:family="text">
      <style:text-properties officeooo:rsid="005048f9"/>
    </style:style>
    <style:style style:name="T3" style:family="text">
      <style:text-properties officeooo:rsid="001af977"/>
    </style:style>
    <style:style style:name="T4" style:family="text">
      <style:text-properties officeooo:rsid="001cadb0"/>
    </style:style>
    <style:style style:name="T5" style:family="text">
      <style:text-properties officeooo:rsid="002208e0"/>
    </style:style>
    <style:style style:name="T6" style:family="text">
      <style:text-properties officeooo:rsid="0019a47e"/>
    </style:style>
    <style:style style:name="T7" style:family="text">
      <style:text-properties officeooo:rsid="0023f991"/>
    </style:style>
    <style:style style:name="T8" style:family="text">
      <style:text-properties officeooo:rsid="0025f932"/>
    </style:style>
    <style:style style:name="T9" style:family="text">
      <style:text-properties officeooo:rsid="002601ee"/>
    </style:style>
    <style:style style:name="T10" style:family="text">
      <style:text-properties officeooo:rsid="0027fc42"/>
    </style:style>
    <style:style style:name="T11" style:family="text">
      <style:text-properties officeooo:rsid="0031d4af"/>
    </style:style>
    <style:style style:name="T12" style:family="text">
      <style:text-properties officeooo:rsid="0032941c"/>
    </style:style>
    <style:style style:name="T13" style:family="text">
      <style:text-properties officeooo:rsid="0035c937"/>
    </style:style>
    <style:style style:name="T14" style:family="text">
      <style:text-properties officeooo:rsid="003b9200"/>
    </style:style>
    <style:style style:name="T15" style:family="text">
      <style:text-properties officeooo:rsid="003badad"/>
    </style:style>
    <style:style style:name="T16" style:family="text">
      <style:text-properties officeooo:rsid="003c8ecb"/>
    </style:style>
    <style:style style:name="T17" style:family="text">
      <style:text-properties officeooo:rsid="003fd576"/>
    </style:style>
    <style:style style:name="T18" style:family="text">
      <style:text-properties officeooo:rsid="00436c6d"/>
    </style:style>
    <style:style style:name="T19" style:family="text">
      <style:text-properties officeooo:rsid="00505ac2"/>
    </style:style>
    <style:style style:name="T20" style:family="text">
      <style:text-properties style:font-name="Adobe Garamond Pro" officeooo:rsid="000a5649"/>
    </style:style>
    <style:style style:name="T21" style:family="text">
      <style:text-properties style:font-name="Adobe Garamond Pro" officeooo:rsid="00571671"/>
    </style:style>
    <style:style style:name="T22" style:family="text">
      <style:text-properties officeooo:rsid="0058af6e"/>
    </style:style>
    <style:style style:name="T23" style:family="text">
      <style:text-properties style:font-name-complex="Adobe Garamond Pro"/>
    </style:style>
    <style:style style:name="T24" style:family="text">
      <style:text-properties officeooo:rsid="005dc7f4" style:font-name-complex="Adobe Garamond Pro"/>
    </style:style>
    <style:style style:name="T25" style:family="text">
      <style:text-properties officeooo:rsid="00571671" style:font-name-complex="Adobe Garamond Pro"/>
    </style:style>
    <style:style style:name="T26" style:family="text">
      <style:text-properties officeooo:rsid="005e2d92" style:font-name-complex="Adobe Garamond Pro"/>
    </style:style>
    <style:style style:name="T27" style:family="text">
      <style:text-properties officeooo:rsid="005f991a" style:font-name-complex="Adobe Garamond Pro"/>
    </style:style>
    <style:style style:name="T28" style:family="text">
      <style:text-properties officeooo:rsid="00618c88" style:font-name-complex="Adobe Garamond Pro"/>
    </style:style>
    <style:style style:name="T29" style:family="text">
      <style:text-properties officeooo:rsid="0061c469" style:font-name-complex="Adobe Garamond Pro"/>
    </style:style>
    <style:style style:name="T30" style:family="text">
      <style:text-properties officeooo:rsid="006381fe" style:font-name-complex="Adobe Garamond Pr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ois de lutte</text:span> </text:p>
      <text:p text:style-name="P35"><text:span text:style-name="T20">Quentin Lobbé 2017-</text:span><text:span text:style-name="T21">2018</text:span></text:p>
      <text:p text:style-name="P35"/>
      <text:p text:style-name="P31">།.།.།</text:p>
      <text:p text:style-name="P18"/>
      <text:p text:style-name="P19">Au début du début du monde<text:span text:style-name="T13">, la forêt recouvrait et le ciel et les mers et les terres. Elle faisait courir ses longs doigts noueux en milles directions, traçant jusqu'aux bordures des ultimes </text:span>régions.<text:span text:style-name="T13"> Tige après tige. Branche contre Branche. </text:span>La forêt<text:span text:style-name="T13"> s'encrait. Se propageait. On la disait ingouvernable. Chaos de matière brute et sauvage. </text:span></text:p>
      <text:p text:style-name="P20">Mais les machines aujourd'hui l'aménagent. Elles la parcourent, y tracent des sillons. Elles y font éclater le jour, vomissent du béton. Ne reste que des ruines. Des enclaves condamnées. Et au cœur du Bois aux Ourses, la Centrale du Grand Mât de nouveau s'éveille. </text:p>
      <text:p text:style-name="P20">Surplombant la canopée, deux de ses trois énormes tours d'aération se mettent à gueuler, à hurler leur haine de la forêt. L'une au nord, froide et austère, tout en ciment. Que l'on entend craquer, se fissurer quand reviennent les matins glacés. Du cuivre recouvre la seconde, au sud. L'atmosphère en son sein y est irrespirable. Trop de chaleur et de feu s'en dégage. Au centre enfin, la tour blanche fait balance, assure l'équilibre derrière ses parois nacrées.</text:p>
      <text:p text:style-name="P4">Le brouillard s'étend au dessus. <text:span text:style-name="T14">Soudain, l</text:span>'affreuse bouche <text:span text:style-name="T14">cuivrée </text:span>recrache son air vicié. <text:span text:style-name="T14">D</text:span>es gaz plus lourd que la terre et plus léger que l'air. Ici la colonne de fumée noire monte haut. Décolle. Menaçante. Tellement chargée de boue qu'elle finit par retomber en cloche, laissant sur la cime des arbres une traînée sombre et grasse. <text:span text:style-name="T14">Rampant en silence,</text:span> <text:span text:style-name="T14">e</text:span>lle atteint sans peine la Ville Basse au premières lueurs du jour, portée par le vent.</text:p>
      <text:p text:style-name="P2">Le vent qui de nouveau se glisse entre les cheveux d'Esther, les contourne et se couche sur son front perlé de sueur. Le vent qui se gonfle et accélère. <text:span text:style-name="T3">P</text:span>our finalement descendre et dévaler sans peine la pente de ses bras. <text:span text:style-name="T4">Accompagnant d'un geste précis et fin la course de ses doigts.</text:span> Avec minutie Esther approche la flamme de la pièce d'acier. <text:span text:style-name="T4">Au cœur de</text:span> la matière le chaud chasse le froid. <text:span text:style-name="T4">Elle s'empare du marteau. Frappe. Et répète. Frappe et, sous ses coup, le bloc se ploie, s'assouplit. Il se laisse façonner. Esther martèle, frappe et arrondit les angles. Elle lui ordonne de s’allonger, de s'étirer en une longe tige effilée. Puis, elle dispose la pièce sur l'enclume et d'un coup sec la coupe en deux parties inégales. Deux formes. L'une comme un pied. L'autre comme une jambe. Entre les deux, elle fait s'articuler différents jeux de roulements, où s'entrechoquent des billes rouge sang.</text:span></text:p>
      <text:p text:style-name="P5">Orge <text:span text:style-name="T7">cesse de ruminer à l'ombre de l'atelier, décroche sa grosse carcasse de son fauteuil et d'un pas décidé la rejoint</text:span>. <text:span text:style-name="T15">S</text:span>'arc-boute et plante ses <text:span text:style-name="T7">lourde bottes</text:span> dans le sol boueux de l'Hordeaux. Muscles tendus, <text:span text:style-name="T7">il fait jouer</text:span> <text:span text:style-name="T15">tout le</text:span> poids de son corps <text:span text:style-name="T7">et</text:span> saisit la jambe d'acier à plaines mains. <text:span text:style-name="T7">Elle est encore brûlante. Il s'efforce pourtant de la</text:span> maint<text:span text:style-name="T8">enir</text:span> courbée, à bonne hauteur, pour les dernières soudures. <text:span text:style-name="T8">S'en perdre un instant, Esther enchaîne. Elle se saisit de l'extrémité flamboyante de son vieux chalumeau. Et alors qu'Orge totalement penché regarde par terre, Esther, elle, fixe la flamme à travers ses lunettes teintées. Changeante, mouvante. Ici orangée, ici bleutée.</text:span></text:p>
      <text:p text:style-name="P3">- <text:span text:style-name="T8">Tiens bon ! » Lui hurle-elle.</text:span></text:p>
      <text:p text:style-name="P3">Le feu jaillit <text:span text:style-name="T2">par</text:span> vague<text:span text:style-name="T2">s</text:span> successives du métal incandescent. <text:span text:style-name="T2">Esther insiste, sert les dents. Les étincelles se font volatiles et lassèrent l'air de grandes gerbes dorées. La matière à leur contact redevient tendre. Elle s'apprivoise à mesure qu’Esther la parcoure, plusieurs fois, de haut en bas. <text:s text:c="2"/></text:span></text:p>
      <text:p text:style-name="P8">Orge n'en peut plus. Ses bras flanchent. Sa bouche s'ouvre comme pour brailler. Mais rien n'en sort. <text:s/><text:span text:style-name="T9">Esther lève un bras, agite sa main. Lise, attentive sous le grand porche, capte le geste et coupe dans l'instant l'alimentation du poste à souder. </text:span>Orge s’effondre. <text:span text:style-name="T9">Contre coup.</text:span> <text:span text:style-name="T9">À </text:span>genoux dans la boue, <text:span text:style-name="T9">il</text:span> respire comme un bœuf. Esther rattrape au vol la <text:span text:style-name="T5">pièce terminée</text:span> qui manque de tomber.</text:p>
      <text:p text:style-name="P6">- <text:span text:style-name="T9">P</text:span>as si compliqué <text:span text:style-name="T9">au final</text:span>… » Conclue-elle en souriant, le visage maculé d'éclats argentés.</text:p>
      <text:p text:style-name="P6">- Parle pour toi et regarde mes mains plutôt.</text:p>
      <text:p text:style-name="P7"><text:span text:style-name="T15">Les</text:span> deux énormes paluches <text:span text:style-name="T15">d'Orge sont</text:span> rougies et meurtries, <text:span text:style-name="T9">malgré des gants de protection</text:span>. <text:span text:style-name="T9">Il les lui colle sous le menton.</text:span></text:p>
      <text:p text:style-name="P7"><text:soft-page-break/><text:span text:style-name="T9">- Écoute,</text:span> <text:span text:style-name="T9">s</text:span>i tu souffres <text:span text:style-name="T9">tant</text:span> mon chou, tu peux toujours demander à <text:span text:style-name="T6">Émildä </text:span>ou Léonie de te faire un onguent, <text:span text:style-name="T15">non </text:span>? </text:p>
      <text:p text:style-name="P9">- Ça va Orge ? H<text:span text:style-name="T15">o tes mains ! »</text:span> S'empresse d<text:span text:style-name="T15">'ajouter</text:span> Lise, l'agrippant entre ses bras.</text:p>
      <text:p text:style-name="P9">- Hmm … Oui, oui. C'est rien, rien qu'une petite brûlure.</text:p>
      <text:p text:style-name="P10">Visiblement gêné, Orge se redresse, <text:span text:style-name="T10">décontenancé</text:span> <text:span text:style-name="T10">et tente de retrouver, l'air de rien, un semblant de prestance. Le ciel au dessus de lui est chargé. Par delà l'épais manteau nuageux, le soleil étend ses doigts d'ambre sur la Ville Basse, tout autour de l'Hordeaux et caresse la lisière éloignée du Bois aux Ourses, d'où s'élève toujours une bien étrange fumée. <text:s/></text:span></text:p>
      <text:p text:style-name="P21">Esther dépose la jambe d'acier sur l'établi et la fait se couler au cœur d'une solide pièce de bois qui en <text:s/>épouse parfaitement la courbe. Elle offre à l'ossature métallique une chaire à habiter, une écorce pour se protéger. Le bois crépite et se contracte. La jambe est prête. De fines lanières de chanvres lui servent de tendons et font se conjuguer ses articulations. </text:p>
      <text:p text:style-name="P15">Dominant Esther, la bête attend <text:span text:style-name="T16">à l’abri du</text:span> du grand porche que l'on lui restitue son membre amputé. Araignée de bois aux vertèbres d'acier, <text:span text:style-name="T16">elle se laisse approcher</text:span>. La greffe prend, la jambe retrouve sa place. Orge vérifie les points de fixations.</text:p>
      <text:p text:style-name="P15">- Lise, tu peux l'essayer s'il te plaît ? » Propose Esther.</text:p>
      <text:p text:style-name="P15">- Moi … mais … je n'en ai jamais vraiment piloté.</text:p>
      <text:p text:style-name="P15">- Oui toi, mais il n'y a rien de compliqué, tu n'as qu'à faire un tour de la cour. Regarde, tu <text:span text:style-name="T16">dois être de</text:span> la même taille que Merle, <text:span text:style-name="T16">non ?</text:span> Je veux juste voir comment il se comporte. J'aimerais qu'à son retour, son passe-nasse soit réparé. Et puis Orge te rattrapera si tu tombes …</text:p>
      <text:p text:style-name="P13"><text:span text:style-name="T11">- C'est vrai ça ? » S'empresse de demander Lise. </text:span><text:s text:c="2"/></text:p>
      <text:p text:style-name="P12">- <text:span text:style-name="T11">Ne vas pas te faire de film petite, aller grimpe ! » Ajoute Orge.</text:span></text:p>
      <text:p text:style-name="P14">Il s'agenouille aux pieds du passe-nasse. Lise d'un bond lui saute sur les épaule et de là atteint le sommet de la créature. <text:span text:style-name="T12">Elle s’y allonge, étendant ses jambes et ses bras jusqu'à atteindre les poignées et leviers de contrôle. </text:span></text:p>
      <text:p text:style-name="P16">- Voilà, reste dans cette position et maintenant ramène ta main droite légèrement vers toi, sans relâcher les commandes ! Conseille Esther.</text:p>
      <text:p text:style-name="P17">La bête soudain s'éveille, grogne <text:span text:style-name="T17">et</text:span> puis s'avance. <text:span text:style-name="T17">L'u</text:span>n<text:span text:style-name="T17">e</text:span> après l<text:span text:style-name="T17">'</text:span>autre<text:span text:style-name="T17">,</text:span> <text:span text:style-name="T17">l</text:span>es six pattes <text:span text:style-name="T17">du passe-nasse</text:span> obéiss<text:span text:style-name="T17">e</text:span>nt aux gestes hésitant<text:span text:style-name="T16">s</text:span> de Lise, qui semble ramper <text:span text:style-name="T17">dessus le</text:span> sol. <text:span text:style-name="T17">Au jugé, la jambe réparée réagit bien. L'appui est assuré, bien équilibré. L'assiette semble stabilisée, l'axe respecté.</text:span> <text:span text:style-name="T17">Lise gagne en assurance, élève la voix et rameute la cour de l'Hordeaux autour d'elle. Les résidents, nouveaux militants, sorcières combattantes et autres copains de lutte s'approchent pour l'observer, sourires aux lèvres. Il en arrive chaque jour un peu plus, répondant à l'appel, rejoignant la meute.</text:span> </text:p>
      <text:p text:style-name="P22">Esther, <text:span text:style-name="T19">rassurée,</text:span> s'engouffre dans l'atelier. <text:span text:style-name="T16">Dedans, le soleil traverse la toiture de lauzes. </text:span>Car au dessus e<text:span text:style-name="T16">lles ne sont plus bien alignées. Hors d'âge. Ici tout semble figé. Du linge commun sèche entre deux vieux métiers à tisser. Les toiles y ont remplacé la laine que l'on filait à la main. La radio de Lise emplit la pièce de doux grésillements, branchée sur la fréquence de l'Hordeaux. Par delà les interférences, une compteuse récite des poèmes de fond des bois, nourris de la terre. À voix basse, chuchotés. Mais trop récents pour être connus. Elle hésite, se trompe, reprend. Esther se glisse dans l'une des alcôves creusées dans le mur. De la paille en tapisse encore la couche. Les gonds de la grille ont cédés il y a longtemps et la chaîne qui y est suspendue ne retient aujourd'hui que du vent. Elle se laisse tomber et retire son débardeur, trempé de sueur, pour en changer. </text:span></text:p>
      <text:p text:style-name="P23">La niche porte par endroit les stigmates de ses anciens pensionnaires. De grandes griffures en lassèrent encore les murs. Des marques dans la roche. Des plaies profondes. Esther remonte l'une des entailles du bout de ses doigts. Deviner les crocs. Ressentir le geste. Animal.</text:p>
      <text:p text:style-name="P11"><text:span text:style-name="T16">Au d</text:span>ehors, Lise est <text:span text:style-name="T16">toujours</text:span> perchée sur <text:span text:style-name="T16">le</text:span> <text:span text:style-name="T18">passe</text:span>-nasse, ravissant les nouveaux arrivants de ses prouesses. Esther s'approche d'Orge, <text:span text:style-name="T18">à pas de louve et</text:span> s'affale sur son dos. <text:span text:style-name="T18">Son dos t</text:span>out rond.</text:p>
      <text:p text:style-name="P11">- Dis moi, tu te souviens à <text:span text:style-name="T18">quoi</text:span> ça ressemblait une <text:span text:style-name="T18">o</text:span>urse ?</text:p>
      <text:p text:style-name="P11">- Non. Non, <text:span text:style-name="T18">je ne m'en rappelle pas</text:span>.</text:p>
      <text:p text:style-name="P11"/>
      <text:p text:style-name="P32"><text:soft-page-break/>།.།.།</text:p>
      <text:p text:style-name="P24"/>
      <text:p text:style-name="P27">On peut lire un tract incomplet, écrit par Lalouve …</text:p>
      <text:p text:style-name="P27"/>
      <text:p text:style-name="P33">།.།.།</text:p>
      <text:p text:style-name="P28"/>
      <text:p text:style-name="P30">Dans l'imprimerie de l'Hordeaux un amas de tracts à moitié terminés bloquent une des imprimantes. Les autres fonctionnent à plein régime. C'est l’ébullition. On prépare les distributions partout dans les basses. Céphis est obligé de plonger le bras entre les rouleaux encreurs pour extirper les tracts et faire redémarrer le système. L'imprimerie est un ancien atelier de tisserands. Les métiers à tisser ont été repoussé le long des murs. <text:s/></text:p>
      <text:p text:style-name="P29">L'un des tracts reste dans les mains de Céphis, il le détail. Puis, demande conseille à Chapo sur une tournure particulière. Mais elle lui répond qu'il est trop tard pour changer sa transcription. Elle même est occupée avec la réécriture de cassettes de Lalouve. L'absence de Lalouve se fait sentir. Le camp est dans l'attente de son retour. Chapo fait savoir à Céphis qu'Hache le demande dans la grande cour.</text:p>
      <text:p text:style-name="P29">Céphis traverse l'ancien fumoir transformé en séchoir à banderoles et slogans. La cour est pleine de nouveaux arrivants qui déposent là leurs affaires en vue des prochaines manif'. Hache, monté sur <text:span text:style-name="T22">tas de pavés, se charge d'orienter les nouveaux. Il semble un peu à contre usage ici, c'est un vieux guerrier, le maître des fileurs et premier chef de meute de Lalouve. Il peste contre l'absence de Lalouve et interpelle Céphis dès qu'il l’aperçoit. Céphis est chargé de traduire les consignes du simplifié vers le multiple, beaucoup des nouveaux venant de la Ville Haute. À l'Hordeaux on parle le multiple. Il leurs indique que Lise est également capable de leur apprendre une multitude de mots et de nuances. Lise étant la fille actuellement perchée sur le passe-nasse derrière lui. Une fois le gros du flots d'arrivant passé. Il indique à Hache vouloir se rendre au Pilonne où il espère avoir des nouvelles de Lalouve. Hache le met en garde contre une sortie en solitaire hors de l'Hordeaux. Mais Esther se propose de l'accompagner. Hache la charrie sachant qu'elle espère monter rapidement en grade dans la meute. <text:s text:c="2"/></text:span></text:p>
      <text:p text:style-name="P25"/>
      <text:p text:style-name="P34">།.།.།</text:p>
      <text:p text:style-name="P26"/>
      <text:p text:style-name="P37"><text:span text:style-name="T25">C</text:span><text:span text:style-name="T23">éphis et Esther pénètrent dans le dédale de ruelles de la Ville Basse. </text:span><text:span text:style-name="T27">Les Basses forment d'immenses camps qui s'étendent sur les ruines et les vestiges d'habitations p</text:span><text:span text:style-name="T29">l</text:span><text:span text:style-name="T27">us anciennes. Les rues y sont pour la plupart étroites malgré les quelques saignées tracées par le gouvernement de la Haute pour maintenir un semblant de gestion sur les Basses. Le vent venu du fond du Bois aux Ourses charrie du sable et des déchets, des pollens et des fleurs fanées. </text:span><text:span text:style-name="T28">Céphis et Esther s'inquiète de l'absence de nouvelles de leurs amies enfermées : Lalouve </text:span><text:span text:style-name="T29">la sage</text:span><text:span text:style-name="T27"> </text:span><text:span text:style-name="T29">et</text:span><text:span text:style-name="T28"> surtout Merle </text:span><text:span text:style-name="T29">la plus sauvage</text:span><text:span text:style-name="T28">. Esther interrompt soudainement la conversation. Ils sont suivis, elle sent la présence d'un drone flics qui ne tarde pas à apparaître. Si l'Hordeaux n'est pas légalement remis en cause par la Haute, les flics ne sont pas </text:span><text:span text:style-name="T29">pour autant</text:span><text:span text:style-name="T28"> les bienvenus dans les Basses. </text:span><text:span text:style-name="T29">Aussi, i</text:span><text:span text:style-name="T28">ls se cachent pour ne pas être repérés par les cents capteurs répartis sur toute sa tête. La moitié sont en permanence en veille pour économiser les batteries. Le drone passe tout prêt d'eux. </text:span><text:span text:style-name="T29">Ils se décident à lui foncer dessus mais le drone ne se laisse pas faire et pointe sur eux ses cents yeux, capture leur image puis cherche à s’enfuir par les airs. Dans un dernière effort Esther sort son grappin et empale le drone en plein vol. Aidée de Céphis, elle le fait violemment s'écraser au sol. Mais ne parvient pas à l'achever avant que le drone ait pu, de ses cents yeux grands ouverts, lancer cents balises lumineuses au ciel. Céphis et Esther déguerpissent rapidement tout en traînant derrière eux la carcasse fumante du drone. </text:span><text:span text:style-name="T30">Céphis note qu'Esther est de plus en plus douée, qu'elle maîtrise l'art des fileuses, cette dernière lui demande même d'argumenter en sa faveur auprès de Lalouve pour intégrer la Meute.</text:span></text:p>
      <text:p text:style-name="P37"><text:span text:style-name="T29">Ils atteignent le Pilonne, ancienne tour </text:span><text:span text:style-name="T30">de communication, érigé au centre d'une placette. </text:span><text:span text:style-name="T29">Des yacks formant un troupeaux broutent paisiblement les herbes folles au milieu des pavés. Ils saluent le berger endormi. Une vieille marchande ambulante vend du lait fermenté et des récepteurs wifi craqués. </text:span><text:span text:style-name="T30">Des </text:span><text:soft-page-break/><text:span text:style-name="T30">carcasses de drones sont pendus à la structure en guise d'avertissement. Ils flottent au vent. À son sommet, il y a une cabane, un poste de garde. Ax et les autres compagnons qui le tiennent font descendre des baudriers pour Esther et Céphis. Ils sont heureux du trophée que les deux amis leur apportent. Ils discutent de la situation de la mobilisation tout en observant les Basses s'étendre à leurs pieds mais n'ont pas eux non plus d'info sur la libération de Lalouve et des autres, lorsqu'au loin se déclenchent soudain des centaines de balises de drones, traçant une piste en direction de l'Hordeaux. Signe que leurs amies sont enfin sur le retour et qu'elles sont plutôt remont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 svg:font-family="'Adobe Garamond Pro 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1:13:41.136799414</meta:creation-date>
    <dc:date>2018-01-15T11:23:59.053166360</dc:date>
    <meta:editing-duration>PT3H30M50S</meta:editing-duration>
    <meta:editing-cycles>50</meta:editing-cycles>
    <meta:generator>LibreOffice/4.2.8.2$Linux_X86_64 LibreOffice_project/420m0$Build-2</meta:generator>
    <meta:document-statistic meta:table-count="0" meta:image-count="0" meta:object-count="0" meta:page-count="4" meta:paragraph-count="43" meta:word-count="2222" meta:character-count="13089" meta:non-whitespace-character-count="10887"/>
  </office:meta>
</office:document-meta>
</file>